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fo:language="en" fo:country="US" fo:font-style="normal" style:font-style-asian="normal" style:font-style-complex="normal"/>
    </style:style>
    <style:style style:name="P3" style:family="paragraph" style:parent-style-name="Text_20_body">
      <style:text-properties fo:font-weight="bold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fo:font-weight="bold"/>
    </style:style>
    <style:style style:name="T5" style:family="text">
      <style:text-properties fo:font-style="italic"/>
    </style:style>
    <style:style style:name="T6" style:family="text">
      <style:text-properties fo:font-style="italic" fo:font-weight="bold"/>
    </style:style>
    <style:style style:name="T7" style:family="text">
      <style:text-properties fo:color="#000000"/>
    </style:style>
    <style:style style:name="T8" style:family="text">
      <style:text-properties fo:color="#000000" fo:font-style="italic"/>
    </style:style>
    <style:style style:name="T9" style:family="text">
      <style:text-properties fo:color="#000000" fo:language="en" fo:country="US" fo:font-style="italic" fo:font-weight="bold"/>
    </style:style>
    <style:style style:name="T10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981cm" svg:height="0.9cm" draw:z-index="0"><draw:image xlink:href="../images/0631.png" xlink:type="simple" xlink:show="embed" xlink:actuate="onLoad"/></draw:frame></text:p>
          </table:table-cell>
          <table:table-cell table:style-name="Table1.B1" office:value-type="string">
            <text:h text:style-name="P6" text:outline-level="1">Насос объемный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1.91cm" svg:height="1.96cm" draw:z-index="1"><draw:image xlink:href="../images/0631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атематическую модель динамики насоса c регулируемым рабочим объемом в составе гидропривода (ГП) с короткими трубопроводами. Формирует силовое воздействие на приводной двигатель по моменту.</text:p>
            <text:p text:style-name="Text_20_body">Данная модель может применяться при работе насоса от вала отбора мощности тепловых двигателей, скорость которых изменяется в широких пределах.</text:p>
            <text:p text:style-name="Text_20_body">Устройства подпитки и ограничения давлений учитываются во внешних модулях.</text:p>
            <text:p text:style-name="Text_20_body">При моделировании ГП с сосредоточенными параметрами коэффициенты утечек и перетечек, заданные в данном модуле, могут учитывать суммарные объемные потери насоса и гидродвигателя.</text:p>
            <text:p text:style-name="Text_20_body">Блок имеет <text:span text:style-name="T1">3</text:span> входных порта и <text:span text:style-name="T1">2 </text:span>выходных порта. </text:p>
            <text:p text:style-name="P3">Входные порты:</text:p>
            <text:p text:style-name="Text_20_body">На 1-ый входной порт (сверху) подается сигнал, соответствующий скорости вала насоса <text:span text:style-name="T4">Omn</text:span>;</text:p>
            <text:p text:style-name="Text_20_body">На 2-ой входной порт (снизу) подается векторный сигнал, соответствующий давлениям <text:span text:style-name="T6">Р1</text:span> и <text:span text:style-name="T6">Р2</text:span> в гидролиниях насоса (давление нагнетания и давление в сливной полости, соответственно);</text:p>
            <text:p text:style-name="Text_20_body">На 3-ий входной порт (слева) подается сигнал, соответствующий углу поворота <text:span text:style-name="T4">g</text:span> регулирующего органа насоса.</text:p>
            <text:p text:style-name="Text_20_body"><text:span text:style-name="T2">Выходные порты</text:span>:</text:p>
            <text:p text:style-name="Text_20_body">На 1-ом выходном порте (справа) формируется векторный сигнал, соответствующий объемным расходам рабочей жидкости <text:span text:style-name="T4">Qn</text:span><text:span text:style-name="T6">1</text:span> и <text:span text:style-name="T4">Qn</text:span><text:span text:style-name="T6">2</text:span>, подаваемым в трубопроводы (размерность выходного вектора равна <text:span text:style-name="T1">2</text:span>);</text:p>
            <text:p text:style-name="Text_20_body">На 2-ом выходном порте (снизу) формируется сигнал, соответствующий моменту <text:span text:style-name="T4">Mn</text:span> на <text:soft-page-break/>валу насоса;</text:p>
            <text:p text:style-name="Text_20_body"><text:span text:style-name="T10">Свойства</text:span>:</text:p>
            <text:list xml:id="list9121446973635477106" text:style-name="L1">
              <text:list-item>
                <text:p text:style-name="P7"><text:span text:style-name="T8">Максимальный угол поворота </text:span><text:span text:style-name="T4">gmax</text:span><text:span text:style-name="T7">, рад</text:span>;</text:p>
              </text:list-item>
              <text:list-item>
                <text:p text:style-name="P7"><text:span text:style-name="T8">Характерный объем насоса </text:span><text:span text:style-name="T4">wgn</text:span><text:span text:style-name="T7">, м^3/рад</text:span>;</text:p>
              </text:list-item>
              <text:list-item>
                <text:p text:style-name="P7"><text:span text:style-name="T8">Коэффициент утечек в дренаж </text:span><text:span text:style-name="T4">Ly</text:span>, м^3*с/Па; </text:p>
              </text:list-item>
              <text:list-item>
                <text:p text:style-name="P7"><text:span text:style-name="T8">Коэффициент перетечек между полостями </text:span><text:span text:style-name="T9">Lp</text:span>, м^3*с/Па<text:span text:style-name="T7"> </text:span></text:p>
              </text:list-item>
              <text:list-item>
                <text:p text:style-name="P7"><text:span text:style-name="T8">Тип насоса </text:span><text:span text:style-name="T7">(аксиально-поршневой, аксиально-плунжерный, радиально-поршневой).</text:span></text:p>
              </text:list-item>
            </text:list>
            <text:p text:style-name="Text_20_body"><text:span text:style-name="T1">Примечание: </text:span>если применена модель приводного двигателя неограниченной мощности, то необходимо считать, что <text:span text:style-name="T6">O</text:span><text:span text:style-name="T4">m</text:span><text:span text:style-name="T6">n</text:span> <text:span text:style-name="T5">= </text:span><text:span text:style-name="T3">C</text:span>onst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сос объемный</dc:title>
    <dc:date>2014-12-09T23:26:08.84</dc:date>
    <meta:generator>OpenOffice/4.1.1$Win32 OpenOffice.org_project/411m6$Build-9775</meta:generator>
    <meta:editing-duration>PT2H58M29S</meta:editing-duration>
    <meta:editing-cycles>79</meta:editing-cycles>
    <meta:print-date>2011-11-10T16:21:48.35</meta:print-date>
    <meta:document-statistic meta:table-count="1" meta:image-count="2" meta:object-count="0" meta:page-count="2" meta:paragraph-count="24" meta:word-count="229" meta:character-count="1738"/>
    <meta:user-defined meta:name="Поле 1"/>
    <meta:user-defined meta:name="Поле 2"/>
    <meta:user-defined meta:name="Поле 3"/>
    <meta:user-defined meta:name="Поле 4"/>
  </office:meta>
</office:document-meta>
</file>